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Применение switch технологии в объектно-ориентированных каркасах</text:p>
      <text:p text:style-name="Standard"/>
      <text:p text:style-name="Standard"><text:tab/>План</text:p>
      <text:list xml:id="list918986794" text:style-name="L1">
        <text:list-item>
          <text:p text:style-name="P1">Описание проблемы</text:p>
        </text:list-item>
        <text:list-item>
          <text:p text:style-name="P1">Цель</text:p>
        </text:list-item>
        <text:list-item>
          <text:p text:style-name="P1">Введение</text:p>
        </text:list-item>
        <text:list-item>
          <text:p text:style-name="P1">Основная мысль</text:p>
        </text:list-item>
        <text:list-item>
          <text:p text:style-name="P1">Заключение</text:p>
        </text:list-item>
        <text:list-item>
          <text:p text:style-name="P1">Вывод</text:p>
        </text:list-item>
      </text:list>
      <text:p text:style-name="Standard"/>
      <text:list xml:id="list172626501" text:style-name="L3">
        <text:list-item>
          <text:p text:style-name="P3">Описание проблемы</text:p>
          <text:p text:style-name="P3">Встараеваемые системы не содержат коллекций</text:p>
          <text:p text:style-name="P3">Небходми универсальный способ обхода.</text:p>
        </text:list-item>
      </text:list>
      <text:list xml:id="list788395802" text:style-name="L2">
        <text:list-header>
          <text:p text:style-name="P2"/>
        </text:list-header>
        <text:list-item>
          <text:p text:style-name="P2">Цель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1:41:53</meta:creation-date>
    <dc:date>2018-04-21T21:59:07</dc:date>
    <meta:editing-duration>PT14M45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2" meta:word-count="35" meta:character-count="168" meta:non-whitespace-character-count="228"/>
  </office:meta>
</office:document-meta>
</file>